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table:style-name="ce1" office:value-type="string">
            <text:p>010/01/19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</table:table-row>
        <table:table-row table:style-name="ro1">
          <table:table-cell table:style-name="ce1" office:value-type="string">
            <text:p>011/01/196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4/17/2016</text:date>, <text:time>15:2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17T15:22:09.39</dc:date>
    <dc:creator>James Lombardi</dc:creator>
    <meta:editing-duration>PT31M58S</meta:editing-duration>
    <meta:editing-cycles>6</meta:editing-cycles>
    <meta:generator>OpenOffice/4.1.0$Win32 OpenOffice.org_project/410m18$Build-9764</meta:generator>
    <meta:document-statistic meta:table-count="3" meta:cell-count="356" meta:object-count="0"/>
  </office:meta>
</office:document-meta>
</file>